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officeooo:rsid="0013458f" officeooo:paragraph-rsid="0013458f" style:font-name-asian="DejaVu Sans" style:font-name-complex="DejaVu Sans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Liberation Serif" officeooo:rsid="0013458f" officeooo:paragraph-rsid="0013458f" style:font-name-asian="DejaVu Sans" style:font-name-complex="DejaVu Sans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Liberation Serif" officeooo:rsid="00139a9f" officeooo:paragraph-rsid="00139a9f" style:font-name-asian="DejaVu Sans" style:font-name-complex="DejaVu Sans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rsid="000ebdf6" officeooo:paragraph-rsid="0013458f" style:font-name-asian="DejaVu Sans" style:font-name-complex="DejaVu Sans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3458f" officeooo:paragraph-rsid="0013458f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39a9f" officeooo:paragraph-rsid="00139a9f"/>
    </style:style>
    <style:style style:name="P7" style:family="paragraph" style:parent-style-name="Standard" style:list-style-name="L1">
      <style:paragraph-properties fo:text-align="justify" style:justify-single-word="false"/>
      <style:text-properties style:use-window-font-color="true" loext:opacity="0%" officeooo:rsid="00139a9f" officeooo:paragraph-rsid="00139a9f"/>
    </style:style>
    <style:style style:name="P8" style:family="paragraph" style:parent-style-name="Standard" style:list-style-name="L1">
      <style:paragraph-properties fo:text-align="justify" style:justify-single-word="false"/>
      <style:text-properties style:use-window-font-color="true" loext:opacity="0%" style:font-name="Liberation Serif" officeooo:rsid="00139a9f" officeooo:paragraph-rsid="00139a9f" style:font-name-asian="DejaVu Sans" style:font-name-complex="DejaVu Sans"/>
    </style:style>
    <style:style style:name="P9" style:family="paragraph" style:parent-style-name="Standard" style:list-style-name="L1">
      <style:paragraph-properties fo:text-align="justify" style:justify-single-word="false"/>
      <style:text-properties style:use-window-font-color="true" loext:opacity="0%" style:font-name="Liberation Serif" officeooo:rsid="001419f5" officeooo:paragraph-rsid="001419f5" style:font-name-asian="DejaVu Sans" style:font-name-complex="DejaVu Sans"/>
    </style:style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 loext:opacity="0%" style:font-name="Liberation Serif" officeooo:rsid="001419f5" officeooo:paragraph-rsid="00160e1d" style:font-name-asian="DejaVu Sans" style:font-name-complex="DejaVu Sans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style:font-name="Liberation Serif" officeooo:rsid="00160e1d" officeooo:paragraph-rsid="00160e1d" style:font-name-asian="DejaVu Sans" style:font-name-complex="DejaVu Sans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style:font-name="Liberation Serif" officeooo:rsid="00187b5b" officeooo:paragraph-rsid="0017132d" style:font-name-asian="DejaVu Sans" style:font-name-complex="DejaVu Sans"/>
    </style:style>
    <style:style style:name="P13" style:family="paragraph" style:parent-style-name="Standard" style:list-style-name="L1">
      <style:paragraph-properties fo:text-align="justify" style:justify-single-word="false"/>
      <style:text-properties style:use-window-font-color="true" loext:opacity="0%" officeooo:rsid="001419f5" officeooo:paragraph-rsid="001419f5"/>
    </style:style>
    <style:style style:name="P14" style:family="paragraph" style:parent-style-name="Standard" style:list-style-name="L1">
      <style:paragraph-properties fo:text-align="justify" style:justify-single-word="false"/>
      <style:text-properties style:use-window-font-color="true" loext:opacity="0%" officeooo:rsid="001419f5" officeooo:paragraph-rsid="00160e1d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officeooo:rsid="00160e1d" officeooo:paragraph-rsid="00160e1d"/>
    </style:style>
    <style:style style:name="P16" style:family="paragraph" style:parent-style-name="Standard">
      <style:paragraph-properties fo:text-align="justify" style:justify-single-word="false"/>
      <style:text-properties style:use-window-font-color="true" loext:opacity="0%" officeooo:rsid="00187b5b" officeooo:paragraph-rsid="00187b5b"/>
    </style:style>
    <style:style style:name="P17" style:family="paragraph" style:parent-style-name="Standard">
      <style:paragraph-properties fo:text-align="justify" style:justify-single-word="false"/>
      <style:text-properties style:use-window-font-color="true" loext:opacity="0%" officeooo:rsid="0017132d" officeooo:paragraph-rsid="0017132d"/>
    </style:style>
    <style:style style:name="P18" style:family="paragraph" style:parent-style-name="Standard">
      <style:paragraph-properties fo:text-align="justify" style:justify-single-word="false"/>
      <style:text-properties style:use-window-font-color="true" loext:opacity="0%" officeooo:rsid="001f23e6" officeooo:paragraph-rsid="001f23e6"/>
    </style:style>
    <style:style style:name="P19" style:family="paragraph" style:parent-style-name="Standard">
      <style:paragraph-properties fo:text-align="justify" style:justify-single-word="false"/>
      <style:text-properties officeooo:rsid="000c05ff" officeooo:paragraph-rsid="000c05ff"/>
    </style:style>
    <style:style style:name="P20" style:family="paragraph" style:parent-style-name="Standard">
      <style:paragraph-properties fo:text-align="justify" style:justify-single-word="false"/>
      <style:text-properties officeooo:rsid="000a1fa3" officeooo:paragraph-rsid="000c05ff"/>
    </style:style>
    <style:style style:name="P21" style:family="paragraph" style:parent-style-name="Standard" style:list-style-name="L1">
      <style:paragraph-properties fo:text-align="justify" style:justify-single-word="false"/>
      <style:text-properties officeooo:paragraph-rsid="0013458f"/>
    </style:style>
    <style:style style:name="P22" style:family="paragraph" style:parent-style-name="Standard" style:list-style-name="L1">
      <style:paragraph-properties fo:text-align="justify" style:justify-single-word="false"/>
      <style:text-properties officeooo:paragraph-rsid="00160e1d"/>
    </style:style>
    <style:style style:name="T1" style:family="text">
      <style:text-properties style:font-name="Liberation Serif" style:font-name-asian="DejaVu Sans" style:font-name-complex="DejaVu Sans"/>
    </style:style>
    <style:style style:name="T2" style:family="text">
      <style:text-properties style:font-name="Liberation Serif" officeooo:rsid="0013458f" style:font-name-asian="DejaVu Sans" style:font-name-complex="DejaVu Sans"/>
    </style:style>
    <style:style style:name="T3" style:family="text">
      <style:text-properties style:font-name="Liberation Serif" officeooo:rsid="00139a9f" style:font-name-asian="DejaVu Sans" style:font-name-complex="DejaVu Sans"/>
    </style:style>
    <style:style style:name="T4" style:family="text">
      <style:text-properties style:font-name="Liberation Serif" officeooo:rsid="001419f5" style:font-name-asian="DejaVu Sans" style:font-name-complex="DejaVu Sans"/>
    </style:style>
    <style:style style:name="T5" style:family="text">
      <style:text-properties style:font-name="Liberation Serif" officeooo:rsid="00160e1d" style:font-name-asian="DejaVu Sans" style:font-name-complex="DejaVu Sans"/>
    </style:style>
    <style:style style:name="T6" style:family="text">
      <style:text-properties style:font-name="Liberation Serif" officeooo:rsid="0017132d" style:font-name-asian="DejaVu Sans" style:font-name-complex="DejaVu Sans"/>
    </style:style>
    <style:style style:name="T7" style:family="text">
      <style:text-properties style:font-name="Liberation Serif" officeooo:rsid="00187b5b" style:font-name-asian="DejaVu Sans" style:font-name-complex="DejaVu Sans"/>
    </style:style>
    <style:style style:name="T8" style:family="text">
      <style:text-properties style:font-name="Liberation Serif" officeooo:rsid="00195e72" style:font-name-asian="DejaVu Sans" style:font-name-complex="DejaVu Sans"/>
    </style:style>
    <style:style style:name="T9" style:family="text">
      <style:text-properties style:font-name="Liberation Serif" officeooo:rsid="001c6626" style:font-name-asian="DejaVu Sans" style:font-name-complex="DejaVu Sans"/>
    </style:style>
    <style:style style:name="T10" style:family="text">
      <style:text-properties style:font-name="Liberation Serif" officeooo:rsid="001f23e6" style:font-name-asian="DejaVu Sans" style:font-name-complex="DejaVu Sans"/>
    </style:style>
    <style:style style:name="T11" style:family="text">
      <style:text-properties style:font-name="Liberation Serif" officeooo:rsid="00204c50" style:font-name-asian="DejaVu Sans" style:font-name-complex="DejaVu Sans"/>
    </style:style>
    <style:style style:name="T12" style:family="text">
      <style:text-properties style:font-name="Liberation Serif" officeooo:rsid="0020d290" style:font-name-asian="DejaVu Sans" style:font-name-complex="DejaVu Sans"/>
    </style:style>
    <style:style style:name="T13" style:family="text">
      <style:text-properties style:font-name="Liberation Serif" fo:font-weight="bold" style:font-name-asian="DejaVu Sans" style:font-weight-asian="bold" style:font-name-complex="DejaVu Sans" style:font-weight-complex="bold"/>
    </style:style>
    <style:style style:name="T14" style:family="text">
      <style:text-properties fo:color="#c9211e" loext:opacity="100%" style:font-name="Liberation Serif" style:font-name-asian="DejaVu Sans" style:font-name-complex="DejaVu Sans"/>
    </style:style>
    <style:style style:name="T15" style:family="text">
      <style:text-properties fo:color="#c9211e" loext:opacity="100%" style:font-name="Liberation Serif" officeooo:rsid="00139a9f" style:font-name-asian="DejaVu Sans" style:font-name-complex="DejaVu Sans"/>
    </style:style>
    <style:style style:name="T16" style:family="text">
      <style:text-properties style:use-window-font-color="true" loext:opacity="0%" style:font-name="Liberation Serif" style:font-name-asian="DejaVu Sans" style:font-name-complex="DejaVu Sans"/>
    </style:style>
    <style:style style:name="T17" style:family="text">
      <style:text-properties style:use-window-font-color="true" loext:opacity="0%" style:font-name="Liberation Serif" officeooo:rsid="00160e1d" style:font-name-asian="DejaVu Sans" style:font-name-complex="DejaVu Sans"/>
    </style:style>
    <style:style style:name="T18" style:family="text">
      <style:text-properties officeooo:rsid="00187b5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8">Bonjour</text:span>,</text:p>
      <text:p text:style-name="P20"/>
      <text:p text:style-name="P1">Voici une petite mise en pratique qui devrait vous replonger dans les doux souvenirs de Cybérie…</text:p>
      <text:p text:style-name="P4"/>
      <text:list xml:id="list367243267" text:style-name="L1">
        <text:list-item>
          <text:p text:style-name="P21"><text:span text:style-name="T2">Crée</text:span><text:span text:style-name="T5">z</text:span><text:span text:style-name="T2"> une nouvelle base de données de mots de passe avec les données suivantes :</text:span></text:p>
          <text:list>
            <text:list-item>
              <text:p text:style-name="P2">nom : Souvenirs de Cybérie ;</text:p>
            </text:list-item>
            <text:list-item>
              <text:p text:style-name="P5"><text:span text:style-name="T4">t</text:span><text:span text:style-name="T1">emps de déchiffrement : quatre secondes ;</text:span></text:p>
            </text:list-item>
            <text:list-item>
              <text:p text:style-name="P5"><text:span text:style-name="T4">f</text:span><text:span text:style-name="T1">ormat par défaut (KDBX 4.0) ;</text:span></text:p>
            </text:list-item>
            <text:list-item>
              <text:p text:style-name="P5"><text:span text:style-name="T4">m</text:span><text:span text:style-name="T1">ot de passe : </text:span><text:span text:style-name="T14">Ah...Les-Doux-Souvenirs-2-6bérie</text:span><text:span text:style-name="T16"> ;</text:span></text:p>
            </text:list-item>
            <text:list-item>
              <text:p text:style-name="P5"><text:span text:style-name="T4">f</text:span><text:span text:style-name="T1">ichier clé : </text:span><text:span text:style-name="T14">fichier_cle_</text:span><text:span text:style-name="T15">souvenir</text:span><text:span text:style-name="T14">.key</text:span><text:span text:style-name="T1">, le contenu est libre (mais soyez sécurisé!).</text:span></text:p>
              <text:p text:style-name="P2"/>
            </text:list-item>
          </text:list>
        </text:list-item>
        <text:list-item>
          <text:p text:style-name="P5"><text:span text:style-name="T1">Crée</text:span><text:span text:style-name="T5">z</text:span><text:span text:style-name="T1"> un nouveau groupe nommé « Mon super groupe ».</text:span></text:p>
          <text:p text:style-name="P2"/>
        </text:list-item>
        <text:list-item>
          <text:p text:style-name="P5"><text:span text:style-name="T1">Crée</text:span><text:span text:style-name="T5">z</text:span><text:span text:style-name="T1"> une nouvelle entrée dans ce groupe d’après les données suivantes :</text:span></text:p>
          <text:list>
            <text:list-item>
              <text:p text:style-name="P3">titre : OpenBadgePassport ;</text:p>
            </text:list-item>
            <text:list-item>
              <text:p text:style-name="P6"><text:span text:style-name="T9">n</text:span><text:span text:style-name="T1">om d’utilisateur : l’adresse mail avec laquelle vous allez renvoyer cet exercice ;</text:span></text:p>
            </text:list-item>
            <text:list-item>
              <text:p text:style-name="P6"><text:span text:style-name="T9">m</text:span><text:span text:style-name="T1">ot de passe : </text:span><text:span text:style-name="T14">mdp123</text:span><text:span text:style-name="T16"> ;</text:span></text:p>
            </text:list-item>
            <text:list-item>
              <text:p text:style-name="P7"><text:span text:style-name="T1">URL : </text:span><text:a xlink:type="simple" xlink:href="https://openbadgepassport.com/app/user/login" text:style-name="Internet_20_link" text:visited-style-name="Visited_20_Internet_20_Link"><text:span text:style-name="T1">https://openbadgepassport.com/app/user/login</text:span></text:a><text:span text:style-name="T1"> ;</text:span></text:p>
            </text:list-item>
            <text:list-item>
              <text:p text:style-name="P7"><text:span text:style-name="T9">n</text:span><text:span text:style-name="T1">ote : le nombre de fois que ce mot de passe a été vu sur Have I Been Pwned (</text:span><text:a xlink:type="simple" xlink:href="https://haveibeenpwned.com/Passwords" text:style-name="Internet_20_link" text:visited-style-name="Visited_20_Internet_20_Link"><text:span text:style-name="T1">https://haveibeenpwned.com/Passwords</text:span></text:a><text:span text:style-name="T1">).</text:span></text:p>
              <text:p text:style-name="P8"/>
            </text:list-item>
          </text:list>
        </text:list-item>
        <text:list-item>
          <text:p text:style-name="P13"><text:span text:style-name="T5">Pour cette entrée, a</text:span><text:span text:style-name="T1">utorise</text:span><text:span text:style-name="T5">z</text:span><text:span text:style-name="T1"> la saisie automatique </text:span><text:span text:style-name="T13">du login seulement</text:span><text:span text:style-name="T1"> pour les fenêtres finissant par « Firefox » (libre à vous d’ajouter d’autres saisies automatiques en plus de celle-ci).</text:span></text:p>
          <text:p text:style-name="P9"/>
        </text:list-item>
        <text:list-item>
          <text:p text:style-name="P14"><text:span text:style-name="T1">Intégre</text:span><text:span text:style-name="T5">z</text:span><text:span text:style-name="T1"> la base </text:span><text:span text:style-name="T5">de données avec l’extension KeePassXC-</text:span><text:span text:style-name="T12">B</text:span><text:span text:style-name="T5">rowser dans le</text:span><text:span text:style-name="T1"> navigateur web</text:span><text:span text:style-name="T5"> </text:span><text:span text:style-name="T1">de votre choix (vous pourrez tester si cette intégration fonctionne correctement à l’adresse </text:span><text:a xlink:type="simple" xlink:href="https://openbadgepassport.com/app/user/login" text:style-name="Internet_20_link" text:visited-style-name="Visited_20_Internet_20_Link"><text:span text:style-name="T3">https://openbadgepassport.com/app/user/login</text:span></text:a><text:span text:style-name="T1">).</text:span></text:p>
          <text:p text:style-name="P10"/>
        </text:list-item>
        <text:list-item>
          <text:p text:style-name="P22"><text:span text:style-name="T17">Configurer un TOTP pour cette entrée avec la clé </text:span><text:span text:style-name="T1">JBSWY3DPEHPK3PXP</text:span></text:p>
        </text:list-item>
      </text:list>
      <text:p text:style-name="P11"/>
      <text:p text:style-name="P15"><text:span text:style-name="T1">Renvoyez la base de données et le fichier clé à </text:span><text:a xlink:type="simple" xlink:href="mailto:ftassy@e.email" text:style-name="Internet_20_link" text:visited-style-name="Visited_20_Internet_20_Link"><text:span text:style-name="T1">ftassy@e.email</text:span></text:a><text:span text:style-name="T1">. Précisez si vous souhaitez obtenir l’open badge correspondant à l’exercice </text:span><text:span text:style-name="T11">ainsi que le nom auquel vous souhaitez que je le délivre</text:span><text:span text:style-name="T1">. </text:span><text:span text:style-name="T8">L</text:span><text:span text:style-name="T1">es commentaires, </text:span><text:span text:style-name="T10">les avis, les suggestions</text:span><text:span text:style-name="T1"> </text:span><text:span text:style-name="T8">ainsi que les questions</text:span><text:span text:style-name="T1"> sont </text:span><text:span text:style-name="T8">bien sûr </text:span><text:span text:style-name="T1">bienven</text:span><text:span text:style-name="T6">us</text:span><text:span text:style-name="T1">. </text:span></text:p>
      <text:p text:style-name="P11"/>
      <text:p text:style-name="P16"><text:span text:style-name="T1">Il va de soi qu’après l’exercice, vous pourrez détruire cette base de données. </text:span><text:span text:style-name="T10">Ou au mieux, gardez là en souvenir. </text:span><text:span text:style-name="T1">En tout cas, ne l’utilisez plus pour stocker de vrais mots de passe.</text:span></text:p>
      <text:p text:style-name="P11"/>
      <text:p text:style-name="P17"><text:span text:style-name="T1">Si vous souhaitez en apprendre davantage sur les open badges, </text:span><text:span text:style-name="T7">vous pouvez visiter </text:span><text:a xlink:type="simple" xlink:href="https://openbadges.info/" text:style-name="Internet_20_link" text:visited-style-name="Visited_20_Internet_20_Link"><text:span text:style-name="T7">https://openbadges.info/</text:span></text:a><text:span text:style-name="T7">. </text:span><text:span text:style-name="T8">Si le principe vous plaît, n’hésitez pas à créer un compte sur Open Badge Passport et à y importer vos badges de Cybérie 😉 </text:span></text:p>
      <text:p text:style-name="P12"/>
      <text:p text:style-name="P16"><text:span text:style-name="T1">Merci </text:span><text:span text:style-name="T9">et </text:span><text:span text:style-name="T10">bon courage pour l’exercice !</text:span></text:p>
      <text:p text:style-name="P18"><text:span text:style-name="T10">F</text:span><text:span text:style-name="T1">lore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1$Linux_X86_64 LibreOffice_project/20$Build-1</meta:generator>
    <meta:editing-cycles>16</meta:editing-cycles>
    <meta:creation-date>2008-08-22T11:41:04</meta:creation-date>
    <dc:date>2022-02-11T01:40:36.358627640</dc:date>
    <meta:editing-duration>PT1H27M42S</meta:editing-duration>
    <meta:document-statistic meta:table-count="0" meta:image-count="0" meta:object-count="0" meta:page-count="1" meta:paragraph-count="28" meta:word-count="348" meta:character-count="2089" meta:non-whitespace-character-count="1783"/>
  </office:meta>
</office:document-meta>
</file>